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MemberTypeAnnotationProcessor.check( Declaration de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MemberTypeAnnotationProcessor.generate( Declaration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MemberTypeAnnotationProcessor.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MemberTypeAnnotationProcessor.ControlMemberTypeAnnotationProcess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MemberTypeAnnotationProcessor.checkDate( Declaration dec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